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officeooo:rsid="000127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tandfonline.com/doi/abs/10.1080/00207169408804329?casa_token=ycdQtCYdJ2AAAAAA:8LxFENEEHhnLTMeohTUMTrCjr-ocwCu3eyuEYjjbXdcka9gs8Bj-6XwNkMo9QQAgp-PtidZof7KtWA" text:style-name="Internet_20_link" text:visited-style-name="Visited_20_Internet_20_Link"/></text:p>
      <text:p text:style-name="Standard"><text:tab/><text:span text:style-name="T1">References for bibliography of Controlled Random </text:span></text:p>
      <text:p text:style-name="Standard"/>
      <text:list xml:id="list1074969935" text:style-name="L1">
        <text:list-item>
          <text:p text:style-name="P1"><text:a xlink:type="simple" xlink:href="https://link.springer.com/article/10.1007/s10957-006-9101-0" text:style-name="Internet_20_link" text:visited-style-name="Visited_20_Internet_20_Link">https://link.springer.com/article/10.1007/s10957-006-9101-0</text:a> <text:span text:style-name="T1">(2006)</text:span></text:p>
        </text:list-item>
        <text:list-item>
          <text:p text:style-name="P1"><text:a xlink:type="simple" xlink:href="https://www.tandfonline.com/doi/abs/10.1080/00207169408804329?casa_token=ycdQtCYdJ2AAAAAA:8LxFENEEHhnLTMeohTUMTrCjr-ocwCu3eyuEYjjbXdcka9gs8Bj-6XwNkMo9QQAgp-PtidZof7KtWA" text:style-name="Internet_20_link" text:visited-style-name="Visited_20_Internet_20_Link">https://www.tandfonline.com/doi/abs/10.1080/00207169408804329?casa_token=ycdQtCYdJ2AAAAAA:8LxFENEEHhnLTMeohTUMTrCjr-ocwCu3eyuEYjjbXdcka9gs8Bj-6XwNkMo9QQAgp-PtidZof7KtWA</text:a> <text:span text:style-name="T1">(2007)</text:span></text:p>
        </text:list-item>
        <text:list-item>
          <text:p text:style-name="P1"><text:a xlink:type="simple" xlink:href="https://citeseerx.ist.psu.edu/viewdoc/download?doi=10.1.1.602.452&amp;rep=rep1&amp;type=pdf" text:style-name="Internet_20_link" text:visited-style-name="Visited_20_Internet_20_Link">https://citeseerx.ist.psu.edu/viewdoc/download?doi=10.1.1.602.452&amp;rep=rep1&amp;type=pdf</text:a> <text:span text:style-name="T1">(2008)</text:span></text:p>
        </text:list-item>
        <text:list-item>
          <text:p text:style-name="P1"><text:a xlink:type="simple" xlink:href="https://www.worldscientific.com/doi/abs/10.1142/S0217595912500169" text:style-name="Internet_20_link" text:visited-style-name="Visited_20_Internet_20_Link">https://www.worldscientific.com/doi/abs/10.1142/S0217595912500169</text:a> <text:span text:style-name="T1">(2012)</text:span></text:p>
        </text:list-item>
        <text:list-item>
          <text:p text:style-name="P1"><text:a xlink:type="simple" xlink:href="https://link.springer.com/chapter/10.1007/978-3-030-55662-4_8" text:style-name="Internet_20_link" text:visited-style-name="Visited_20_Internet_20_Link">https://link.springer.com/chapter/10.1007/978-3-030-55662-4_8</text:a> <text:span text:style-name="T1">(2020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8T17:59:26.443009051</meta:creation-date>
    <dc:date>2021-07-28T18:52:21.630398745</dc:date>
    <meta:editing-duration>PT42M45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1" meta:paragraph-count="6" meta:word-count="21" meta:character-count="531" meta:non-whitespace-character-count="519"/>
  </office:meta>
</office:document-meta>
</file>